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00b0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Account</text:span>(<text:span text:style-name="T2">Acctid</text:span>, <text:span text:style-name="T3">decAccNo</text:span>, AcctName, Balance)</text:p>
      <text:p text:style-name="Standard">FOREIGN KEY(<text:span text:style-name="T3">decAccNo</text:span>) REFERENCES <text:span text:style-name="T1">Account</text:span></text:p>
      <text:p text:style-name="P2"/>
      <text:p text:style-name="P2"/>
      <text:p text:style-name="Standard">Conversion rules:</text:p>
      <text:list xml:id="list1394672103" text:style-name="WWNum1">
        <text:list-item>
          <text:p text:style-name="P1">Use the entity type rule to convert the entity type.</text:p>
        </text:list-item>
        <text:list-item>
          <text:p text:style-name="P1">Use the 1-M relationship rule for the decomposed relationship.</text:p>
        </text:list-item>
      </text:list>
      <text:p text:style-name="Standard"/>
      <text:p text:style-name="Standard">*Red font indicates Primary key.</text:p>
      <text:p text:style-name="Standard">*Blue font indicates Foreign ke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havesh lohana</meta:initial-creator>
    <dc:creator>bhavesh lohana</dc:creator>
    <meta:editing-cycles>2</meta:editing-cycles>
    <meta:creation-date>2020-08-23T15:30:00</meta:creation-date>
    <dc:date>2020-08-23T15:33:00</dc:date>
    <meta:editing-duration>PT3M</meta:editing-duration>
    <meta:generator>Neat_Office/6.2.8.2$Windows_x86 LibreOffice_project/</meta:generator>
    <meta:document-statistic meta:table-count="0" meta:image-count="0" meta:object-count="0" meta:page-count="1" meta:paragraph-count="7" meta:word-count="41" meta:character-count="284" meta:non-whitespace-character-count="2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